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098" officeooo:paragraph-rsid="00070098"/>
    </style:style>
    <style:style style:name="P2" style:family="paragraph" style:parent-style-name="Standard">
      <style:text-properties fo:font-weight="bold" officeooo:rsid="00070098" officeooo:paragraph-rsid="00070098" style:font-weight-asian="bold" style:font-weight-complex="bold"/>
    </style:style>
    <style:style style:name="P3" style:family="paragraph" style:parent-style-name="Standard">
      <style:text-properties fo:font-weight="bold" officeooo:rsid="0007e8f4" officeooo:paragraph-rsid="0007e8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7b00" officeooo:paragraph-rsid="00097b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7b00" officeooo:paragraph-rsid="00097b00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97b00" officeooo:paragraph-rsid="00097b00" style:font-weight-asian="normal" style:font-weight-complex="normal"/>
    </style:style>
    <style:style style:name="P7" style:family="paragraph" style:parent-style-name="Standard">
      <style:text-properties officeooo:rsid="00070098" officeooo:paragraph-rsid="00070098"/>
    </style:style>
    <style:style style:name="P8" style:family="paragraph" style:parent-style-name="Standard">
      <style:text-properties officeooo:rsid="00097b00" officeooo:paragraph-rsid="00097b00"/>
    </style:style>
    <style:style style:name="T1" style:family="text">
      <style:text-properties officeooo:rsid="0007e8f4"/>
    </style:style>
    <style:style style:name="T2" style:family="text">
      <style:text-properties officeooo:rsid="00097b00"/>
    </style:style>
    <style:style style:name="T3" style:family="text">
      <style:text-properties officeooo:rsid="000b21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cicios de algoritmos paralelos</text:p>
      <text:p text:style-name="P4"/>
      <text:p text:style-name="P5">Alumnos:</text:p>
      <text:list xml:id="list7556086201094503836" text:style-name="L1">
        <text:list-item>
          <text:p text:style-name="P6">Sebastian Wilde Alarcón Arenas</text:p>
        </text:list-item>
        <text:list-item>
          <text:p text:style-name="P6">Christian Miguel Flores Melende<text:span text:style-name="T3">z</text:span></text:p>
        </text:list-item>
      </text:list>
      <text:p text:style-name="P4"/>
      <text:p text:style-name="P2">Ejercicio 3.1</text:p>
      <text:p text:style-name="P1">No sucede <text:span text:style-name="T2">ningún</text:span> cambio <text:span text:style-name="T2">al probar el código</text:span>, en <text:span text:style-name="T2">teoría</text:span> el tamaño cambi<text:span text:style-name="T2">ó</text:span> y no se <text:span text:style-name="T1">debería</text:span> imprimir la misma información, <text:span text:style-name="T2">debería imprimir menos para el primer caso e imprimir de más para el segundo.</text:span></text:p>
      <text:p text:style-name="P1"/>
      <text:p text:style-name="P2">Ejercicio 3.4</text:p>
      <text:p text:style-name="P1">Se debe al f<text:span text:style-name="T2">or y por eso se da el orden en que se imprime.</text:span></text:p>
      <text:p text:style-name="P1"/>
      <text:p text:style-name="P3">Ejercicio 3.5</text:p>
      <text:p text:style-name="P8">log_2(n) = h</text:p>
      <text:p text:style-name="P8">Premisa: log_2(2n) = h + 1 (a lo que queremos llegar)</text:p>
      <text:p text:style-name="P8">log_2(2n) = log_2(2) + log_2(n)</text:p>
      <text:p text:style-name="P8"><text:tab/> <text:s text:c="4"/>= 1 + h l.q.q.d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7:57:42.649805273</meta:creation-date>
    <dc:date>2016-09-20T22:28:11.271424446</dc:date>
    <meta:editing-duration>PT14M2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95" meta:character-count="516" meta:non-whitespace-character-count="430"/>
  </office:meta>
</office:document-meta>
</file>